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aco" svg:font-family="Monaco"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4fbc4" officeooo:paragraph-rsid="0004fbc4"/>
    </style:style>
    <style:style style:name="P2" style:family="paragraph" style:parent-style-name="Standard">
      <style:text-properties officeooo:rsid="000547d9" officeooo:paragraph-rsid="000547d9"/>
    </style:style>
    <style:style style:name="P3" style:family="paragraph" style:parent-style-name="Standard">
      <style:text-properties officeooo:rsid="000547d9" officeooo:paragraph-rsid="00099dea"/>
    </style:style>
    <style:style style:name="P4" style:family="paragraph" style:parent-style-name="Standard">
      <style:text-properties officeooo:rsid="000547d9" officeooo:paragraph-rsid="000c3872"/>
    </style:style>
    <style:style style:name="P5" style:family="paragraph" style:parent-style-name="Standard">
      <style:text-properties officeooo:rsid="0007c95d" officeooo:paragraph-rsid="0007c95d"/>
    </style:style>
    <style:style style:name="P6" style:family="paragraph" style:parent-style-name="Standard">
      <style:text-properties fo:font-weight="bold" officeooo:rsid="000547d9" officeooo:paragraph-rsid="000c3872" style:font-weight-asian="bold" style:font-weight-complex="bold"/>
    </style:style>
    <style:style style:name="P7" style:family="paragraph" style:parent-style-name="Standard">
      <style:text-properties fo:font-weight="bold" officeooo:rsid="000547d9" officeooo:paragraph-rsid="000547d9" style:font-weight-asian="bold" style:font-weight-complex="bold"/>
    </style:style>
    <style:style style:name="P8" style:family="paragraph" style:parent-style-name="Standard">
      <style:text-properties fo:font-weight="bold" officeooo:rsid="000ff88f" officeooo:paragraph-rsid="000ff88f" style:font-weight-asian="bold" style:font-weight-complex="bold"/>
    </style:style>
    <style:style style:name="P9" style:family="paragraph" style:parent-style-name="Standard">
      <style:text-properties fo:font-weight="bold" officeooo:rsid="00099dea" officeooo:paragraph-rsid="00099dea" style:font-weight-asian="bold" style:font-weight-complex="bold"/>
    </style:style>
    <style:style style:name="P10" style:family="paragraph" style:parent-style-name="Standard">
      <style:text-properties officeooo:rsid="000fbff9" officeooo:paragraph-rsid="000fbff9"/>
    </style:style>
    <style:style style:name="P11" style:family="paragraph" style:parent-style-name="Standard">
      <style:text-properties officeooo:rsid="000fbff9" officeooo:paragraph-rsid="0004fbc4"/>
    </style:style>
    <style:style style:name="P12" style:family="paragraph" style:parent-style-name="Standard">
      <style:text-properties fo:font-weight="normal" officeooo:rsid="000fbff9" officeooo:paragraph-rsid="000fbff9" style:font-weight-asian="normal" style:font-weight-complex="normal"/>
    </style:style>
    <style:style style:name="P13" style:family="paragraph" style:parent-style-name="Standard">
      <style:text-properties officeooo:rsid="00099dea" officeooo:paragraph-rsid="00099dea"/>
    </style:style>
    <style:style style:name="P14" style:family="paragraph" style:parent-style-name="Standard">
      <style:text-properties officeooo:rsid="000fbff9" officeooo:paragraph-rsid="000fbff9"/>
    </style:style>
    <style:style style:name="P15" style:family="paragraph" style:parent-style-name="Standard">
      <style:text-properties fo:font-weight="bold" officeooo:rsid="0012d009" officeooo:paragraph-rsid="0012d009" style:font-weight-asian="bold" style:font-weight-complex="bold"/>
    </style:style>
    <style:style style:name="P16" style:family="paragraph" style:parent-style-name="Standard">
      <style:text-properties fo:font-weight="bold" officeooo:rsid="0012d009" officeooo:paragraph-rsid="0012e279" style:font-weight-asian="bold" style:font-weight-complex="bold"/>
    </style:style>
    <style:style style:name="T1" style:family="text">
      <style:text-properties officeooo:rsid="00064ace"/>
    </style:style>
    <style:style style:name="T2" style:family="text">
      <style:text-properties fo:font-weight="bold" style:font-weight-asian="bold" style:font-weight-complex="bold"/>
    </style:style>
    <style:style style:name="T3" style:family="text">
      <style:text-properties fo:font-weight="bold" officeooo:rsid="00064ace" style:font-weight-asian="bold" style:font-weight-complex="bold"/>
    </style:style>
    <style:style style:name="T4" style:family="text">
      <style:text-properties fo:font-weight="bold" officeooo:rsid="000807b6" style:font-weight-asian="bold" style:font-weight-complex="bold"/>
    </style:style>
    <style:style style:name="T5" style:family="text">
      <style:text-properties fo:font-weight="bold" officeooo:rsid="000c3872" style:font-weight-asian="bold" style:font-weight-complex="bold"/>
    </style:style>
    <style:style style:name="T6" style:family="text">
      <style:text-properties fo:font-weight="bold" officeooo:rsid="000d81c5" style:font-weight-asian="bold" style:font-weight-complex="bold"/>
    </style:style>
    <style:style style:name="T7" style:family="text">
      <style:text-properties officeooo:rsid="0007c95d"/>
    </style:style>
    <style:style style:name="T8" style:family="text">
      <style:text-properties officeooo:rsid="000807b6"/>
    </style:style>
    <style:style style:name="T9" style:family="text">
      <style:text-properties fo:font-weight="normal" style:font-weight-asian="normal" style:font-weight-complex="normal"/>
    </style:style>
    <style:style style:name="T10" style:family="text">
      <style:text-properties fo:font-weight="normal" officeooo:rsid="00099dea" style:font-weight-asian="normal" style:font-weight-complex="normal"/>
    </style:style>
    <style:style style:name="T11" style:family="text">
      <style:text-properties fo:font-weight="normal" officeooo:rsid="0009f59d" style:font-weight-asian="normal" style:font-weight-complex="normal"/>
    </style:style>
    <style:style style:name="T12" style:family="text">
      <style:text-properties fo:font-weight="normal" officeooo:rsid="000ba682" style:font-weight-asian="normal" style:font-weight-complex="normal"/>
    </style:style>
    <style:style style:name="T13" style:family="text">
      <style:text-properties fo:font-weight="normal" officeooo:rsid="000c3872" style:font-weight-asian="normal" style:font-weight-complex="normal"/>
    </style:style>
    <style:style style:name="T14" style:family="text">
      <style:text-properties fo:font-weight="normal" officeooo:rsid="000d81c5" style:font-weight-asian="normal" style:font-weight-complex="normal"/>
    </style:style>
    <style:style style:name="T15" style:family="text">
      <style:text-properties fo:font-weight="normal" officeooo:rsid="000fbff9" style:font-weight-asian="normal" style:font-weight-complex="normal"/>
    </style:style>
    <style:style style:name="T16" style:family="text">
      <style:text-properties fo:font-weight="normal" officeooo:rsid="000ff88f" style:font-weight-asian="normal" style:font-weight-complex="normal"/>
    </style:style>
    <style:style style:name="T17" style:family="text">
      <style:text-properties fo:font-weight="normal" officeooo:rsid="0010e0c7" style:font-weight-asian="normal" style:font-weight-complex="normal"/>
    </style:style>
    <style:style style:name="T18" style:family="text">
      <style:text-properties fo:font-weight="normal" officeooo:rsid="0012e279" style:font-weight-asian="normal" style:font-weight-complex="normal"/>
    </style:style>
    <style:style style:name="T19" style:family="text">
      <style:text-properties fo:font-weight="normal" officeooo:rsid="001372e4" style:font-weight-asian="normal" style:font-weight-complex="normal"/>
    </style:style>
    <style:style style:name="T20" style:family="text">
      <style:text-properties fo:font-weight="normal" officeooo:rsid="0014bb88" style:font-weight-asian="normal" style:font-weight-complex="normal"/>
    </style:style>
    <style:style style:name="T21" style:family="text">
      <style:text-properties fo:font-weight="normal" officeooo:rsid="0015b1e7" style:font-weight-asian="normal" style:font-weight-complex="normal"/>
    </style:style>
    <style:style style:name="T22" style:family="text">
      <style:text-properties officeooo:rsid="000c3872"/>
    </style:style>
    <style:style style:name="T23" style:family="text">
      <style:text-properties officeooo:rsid="000fbff9"/>
    </style:style>
    <style:style style:name="T24" style:family="text">
      <style:text-properties officeooo:rsid="0012e2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lder: <text:span text:style-name="T7">View</text:span></text:p>
      <text:p text:style-name="P5">Package: com.mds.app.view</text:p>
      <text:p text:style-name="P1">Class: Busca.java</text:p>
      <text:p text:style-name="P11"/>
      <text:p text:style-name="P15">Package: </text:p>
      <text:p text:style-name="P15"><text:tab/>com.mds.app.view: <text:span text:style-name="T9">Package containing all the views elements from the application</text:span></text:p>
      <text:p text:style-name="P15"/>
      <text:p text:style-name="P15">Imports:</text:p>
      <text:p text:style-name="P15"><text:tab/>android.app.Activity: <text:span text:style-name="T19">A single thing that the user can do. It basically creates a window where you can place your UI with other elements.</text:span></text:p>
      <text:p text:style-name="P15"><text:tab/>android.app.ProgressDialog: <text:span text:style-name="T19">A dialog showing a progress indicator and an optional text message or view.</text:span></text:p>
      <text:p text:style-name="P15"><text:tab/>android.<text:span text:style-name="T24">content.Intent: </text:span><text:span text:style-name="T19">Intent is a messaging object you can use to request an action from another app component. It facilitates the communication between components.</text:span></text:p>
      <text:p text:style-name="P15"><text:tab/><text:span text:style-name="T24">android.os.AsyncTask: </text:span><text:span text:style-name="T19">Allows to perform background operations and publish results on the UI thread without having to manipulate threads and/or handlers.</text:span></text:p>
      <text:p text:style-name="P15"><text:tab/><text:span text:style-name="T24">android.os.Bundle: </text:span><text:span text:style-name="T19">A mapping from String values to various Parcelable types.</text:span></text:p>
      <text:p text:style-name="P15"><text:tab/><text:span text:style-name="T24">android.os.StrictMode: </text:span><text:span text:style-name="T19">It detects things you migh be doing by accident and brings them to your attention so you can fix it.</text:span></text:p>
      <text:p text:style-name="P15"><text:tab/><text:span text:style-name="T24">android.util.Log:</text:span><text:span text:style-name="T18"> </text:span><text:span text:style-name="T19">Basically a Log.</text:span></text:p>
      <text:p text:style-name="P15"><text:tab/><text:span text:style-name="T24">android.view.Menu: </text:span><text:span text:style-name="T20">Interface for managing the items in a menu.</text:span></text:p>
      <text:p text:style-name="P15"><text:tab/><text:span text:style-name="T24">android.view.View: </text:span><text:span text:style-name="T21">Represents the basic building block for UI components.</text:span></text:p>
      <text:p text:style-name="P15"><text:tab/><text:span text:style-name="T24">android.view.View.OnClickListener:</text:span><text:span text:style-name="T18"> </text:span><text:span text:style-name="T21">Interface definition for a callback to be invoked when a view is clicked.</text:span></text:p>
      <text:p text:style-name="P15"><text:tab/><text:span text:style-name="T24">android.widget.EditText: </text:span><text:span text:style-name="T19">Basically a Text Field for entries.</text:span></text:p>
      <text:p text:style-name="P15"><text:tab/><text:span text:style-name="T24">android.widget.ImageButton: </text:span><text:span text:style-name="T19">Basically a button with an image.</text:span></text:p>
      <text:p text:style-name="P16"><text:span text:style-name="T24"><text:tab/>android.widget.Spinner: </text:span><text:span text:style-name="T19">Basically a list of options.</text:span></text:p>
      <text:p text:style-name="P16"><text:tab/><text:span text:style-name="T24">android.widget.Toast:</text:span><text:span text:style-name="T18"> </text:span><text:span text:style-name="T21">A view containing a quick little message for the user.</text:span></text:p>
      <text:p text:style-name="P16"/>
      <text:p text:style-name="P10"><text:span text:style-name="T2">Class:</text:span> </text:p>
      <text:p text:style-name="P10"><text:tab/><text:span text:style-name="T2">Busca: </text:span><text:span text:style-name="T9">Responsible for searches.</text:span></text:p>
      <text:p text:style-name="P10"><text:span text:style-name="T9"><text:tab/></text:span><text:span text:style-name="T2">PesquisarProjetoTask: </text:span><text:span text:style-name="T9">Inner class inside Busca class. It searches for some elements.</text:span></text:p>
      <text:p text:style-name="P12"/>
      <text:p text:style-name="P7">Variables:</text:p>
      <text:p text:style-name="P2"><text:tab/><text:span text:style-name="T4">Progress Dialog </text:span><text:span text:style-name="T2">progressDialog:</text:span> <text:span text:style-name="T1">Variable that receives an object of ProgressDialog type responsible for handle a window informing about something. In this case the progress of the searching.</text:span></text:p>
      <text:p text:style-name="P2"><text:tab/><text:span text:style-name="T4">ImageButton </text:span><text:span text:style-name="T3">b</text:span><text:span text:style-name="T2">otaoPesquisar:</text:span> <text:span text:style-name="T1">Variable from ImageButton type, it basically creates a button. If this button is pressed the software will follow the botaoPesquisar_addListener() method instructions.</text:span></text:p>
      <text:p text:style-name="P2"><text:tab/><text:span text:style-name="T4">BuscaController </text:span><text:span text:style-name="T3">b</text:span><text:span text:style-name="T2">uscaController:</text:span> <text:span text:style-name="T8">Receives an object of BuscaController type. In this class it purporses is basically to prepare the search atributes for a proper search. </text:span></text:p>
      <text:p text:style-name="P2"><text:tab/><text:span text:style-name="T2">ConexaoInternet conexao: </text:span><text:span text:style-name="T10">It checks the internet connection.</text:span></text:p>
      <text:p text:style-name="P3"><text:tab/><text:span text:style-name="T2">StrictMode.ThreadPolicy policy: </text:span><text:span text:style-name="T10">Stric</text:span><text:span text:style-name="T11">t</text:span><text:span text:style-name="T10">Mode is a developer tool which detects things you might be doing by accident and brings them to your attention so you can fix it, usally is used to catch accidental disk or network access. </text:span></text:p>
      <text:p text:style-name="P4"><text:span text:style-name="T10"><text:tab/> </text:span><text:span text:style-name="T2">R.id.okbutton: </text:span><text:span text:style-name="T13">The button that we defined at res folder.</text:span></text:p>
      <text:p text:style-name="P6"><text:span text:style-name="T22"><text:tab/> </text:span>Spinner spinner1: <text:span text:style-name="T13">Basically a list where the user can choose an option.</text:span></text:p>
      <text:p text:style-name="P6"><text:tab/> Spinner spinner<text:span text:style-name="T22">2: </text:span><text:span text:style-name="T13">Basically a list where the user can choose an option.</text:span></text:p>
      <text:p text:style-name="P6"><text:tab/> EditText numeroTexto: <text:span text:style-name="T13">A text field that receives the text number.</text:span></text:p>
      <text:p text:style-name="P6"><text:tab/> EditText anoTexto: <text:span text:style-name="T13">A text field that receives the text year.</text:span></text:p>
      <text:p text:style-name="P6"><text:tab/> EditText dataInicialTexto:<text:span text:style-name="T9"> </text:span><text:span text:style-name="T13">A text field that receives the text start date.</text:span></text:p>
      <text:p text:style-name="P6"><text:soft-page-break/><text:tab/> EditText nomeAutorTexto: <text:span text:style-name="T13">A text field that receives the text author name.</text:span></text:p>
      <text:p text:style-name="P6"><text:span text:style-name="T22"><text:tab/> Spinner siglaPartidoTexto:</text:span><text:span text:style-name="T13"> A text field that receives the policial party acronym.</text:span></text:p>
      <text:p text:style-name="P6"><text:span text:style-name="T13"><text:s text:c="13"/></text:span><text:span text:style-name="T23">List&lt;ProjetoModel&gt; listaProjetos: </text:span><text:span text:style-name="T15">Receives a list from buscaController.procurar().</text:span></text:p>
      <text:p text:style-name="P8"><text:span text:style-name="T15"><text:tab/> </text:span>Intent intent: <text:span text:style-name="T17">An intent is a messaging object that requests an action from another app component. Basically facilitates the communication between components. Here we use it to create a communication between Busca and Lista classes.</text:span></text:p>
      <text:p text:style-name="P13"/>
      <text:p text:style-name="P9">Methods:</text:p>
      <text:p text:style-name="P4"><text:tab/><text:span text:style-name="T2">conexao.ChecarConexaoInternet(): </text:span><text:span text:style-name="T13">Only check the connection.</text:span></text:p>
      <text:p text:style-name="P4"><text:span text:style-name="T13"><text:tab/></text:span><text:span text:style-name="T5">buscaController.setTemConexao(true): </text:span><text:span text:style-name="T13">If there is a connection so it set it as true.</text:span></text:p>
      <text:p text:style-name="P2"><text:tab/><text:span text:style-name="T2">onCreate(Bundle savedInstanceState):</text:span> <text:span text:style-name="T10">default method from Android, similar to before method from JUnit it basically prepare the application.</text:span></text:p>
      <text:p text:style-name="P2"><text:tab/><text:span text:style-name="T2">setContentView(R.layout.activity_busca): </text:span><text:span text:style-name="T11">Set the activity content to an explicit view, in this case the content was defined by the R.layout.activity_busca that was created by us and it is described at res/layout/activity_busca.xml).</text:span></text:p>
      <text:p text:style-name="P2"><text:tab/><text:span text:style-name="T2">botaoPesquisar_addListener(): </text:span><text:span text:style-name="T12">adds a listener to the set of listeners that are sent events </text:span><text:span text:style-name="T13">through the life of an animation, such as start, repeat and end. At this case this is an activity that starts a search routine when the search button is pressed. It asks for the text number, the text year, the author name and the political party name, validates it and call another method who will actually search and show the result.</text:span></text:p>
      <text:p text:style-name="P4"><text:span text:style-name="T13"><text:tab/></text:span><text:span text:style-name="T5">botaoPesquisar.setOnClickListener(): </text:span><text:span text:style-name="T14">Where the magic from the last method happens. Here is where something start happening after the user click.</text:span></text:p>
      <text:p text:style-name="P4"><text:tab/><text:span text:style-name="T2">onClick(View v): </text:span><text:span text:style-name="T14">It is inside the previous method, botaoPesquisar.setOnClickListener(), where we start initializing some variables and objects and now onClick() defines what will happen when the button is pressed. Basically this is the part of the code that validates the entries and call the PesquisarProjetoTask().execute() that really makes the search or return a message saying that the entries are wrong.</text:span></text:p>
      <text:p text:style-name="P10"><text:span text:style-name="T14"><text:tab/></text:span><text:span text:style-name="T6">o</text:span><text:span text:style-name="T2">nCreateOptionsMenu(Menu menu): </text:span><text:span text:style-name="T9">Inflate the menu, this adds items to the action bar if it is present.</text:span></text:p>
      <text:p text:style-name="P10"><text:span text:style-name="T9"><text:tab/></text:span><text:span text:style-name="T2">onPreExecute(): </text:span><text:span text:style-name="T9">Do something before executing the flow. Basically shows a dialog saying that the software is receiving data and searching.</text:span></text:p>
      <text:p text:style-name="P10"><text:span text:style-name="T9"><text:tab/></text:span><text:span text:style-name="T2">doInBackground(Void... params): </text:span><text:span text:style-name="T9">Basically store the result from the search(buscaController.procurar()) into a list variable(listaProjetos).</text:span></text:p>
      <text:p text:style-name="P10"><text:span text:style-name="T9"><text:tab/></text:span><text:span text:style-name="T2">onPostExecute(final List&lt;ProjetoModel&gt; result): </text:span><text:span text:style-name="T16">Part of code executed after the search. It dismiss the progressDialog and send the result list to ListaController controller. It also creates a new Intent with Busca and Lista classes and starts an Activity using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aco" svg:font-family="Monaco"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7T11:47:39.725697000</meta:creation-date>
    <dc:date>2014-04-10T11:22:42.035979000</dc:date>
    <meta:editing-duration>PT12M56S</meta:editing-duration>
    <meta:editing-cycles>4</meta:editing-cycles>
    <meta:generator>LibreOffice/4.2.2.1$MacOSX_X86_64 LibreOffice_project/3be8cda0bddd8e430d8cda1ebfd581265cca5a0f</meta:generator>
    <meta:document-statistic meta:table-count="0" meta:image-count="0" meta:object-count="0" meta:page-count="2" meta:paragraph-count="51" meta:word-count="766" meta:character-count="5478" meta:non-whitespace-character-count="4695"/>
  </office:meta>
</office:document-meta>
</file>